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officeooo:paragraph-rsid="000561a9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fo:language="ru" fo:country="RU" officeooo:rsid="0016aecd" officeooo:paragraph-rsid="000561a9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fo:language="ru" fo:country="RU" officeooo:rsid="001b809c" officeooo:paragraph-rsid="000561a9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561a9"/>
    </style:style>
    <style:style style:name="T1" style:family="text">
      <style:text-properties style:font-name="Times New Roman" fo:font-size="14pt" fo:language="ru" fo:country="RU" officeooo:rsid="00323410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3419c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38902b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2ed16b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285948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78fdb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30f168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b1ac9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8902b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323410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3419c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c5810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officeooo:rsid="00323410" style:font-size-asian="14pt" style:font-name-complex="Times New Roman1" style:font-size-complex="14pt"/>
    </style:style>
    <style:style style:name="T15" style:family="text">
      <style:text-properties fo:color="#000000" style:font-name="Times New Roman" fo:font-size="14pt" fo:language="ru" fo:country="RU" officeooo:rsid="00285948" style:font-size-asian="14pt" style:font-name-complex="Times New Roman1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officeooo:rsid="00285948" style:font-size-asian="14pt" style:font-name-complex="Times New Roman1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officeooo:rsid="0038902b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7">-Приве</text:span><text:span text:style-name="T6">т,</text:span><text:span text:style-name="T8">студент, </text:span><text:span text:style-name="T9">зачем ты тут, зашел поучиться? </text:span><text:span text:style-name="T8">Е</text:span><text:span text:style-name="T9">сли да, <text:s/></text:span><text:span text:style-name="T8">идем быстрей, я ввиду </text:span><text:span text:style-name="T10">в </text:span><text:span text:style-name="T8">курс дела, что тут вообще происходит. <text:s/></text:span><text:span text:style-name="T11">Я тебе </text:span><text:span text:style-name="T12">дам</text:span><text:span text:style-name="T11"> ссылку на незаменимую амуницию <text:s/>знаний, <text:s/>если расп</text:span><text:span text:style-name="T10">орядишься</text:span><text:span text:style-name="T11"> правильно с ней, то <text:s text:c="2"/>станешь непобедим.</text:span></text:p>
      <text:p text:style-name="P3"><text:span text:style-name="T8">Но смотри, п</text:span><text:span text:style-name="T6">уть предстоит не из легких, </text:span><text:span text:style-name="T13">но мы </text:span><text:span text:style-name="T8">постараемся</text:span><text:span text:style-name="T13"> осили</text:span><text:span text:style-name="T8">ть</text:span><text:span text:style-name="T13"> его вместе. </text:span><text:span text:style-name="T11">Для </text:span><text:span text:style-name="T8"><text:s text:c="2"/>повторени</text:span><text:span text:style-name="T11">я</text:span><text:span text:style-name="T8"> или получени</text:span><text:span text:style-name="T10">я</text:span><text:span text:style-name="T8"> новых знаний тебе поможет наш <text:s/>незаменимый гуру «Лекции», </text:span><text:span text:style-name="T12">он объясняет в понятной форме, </text:span><text:span text:style-name="T10">так что</text:span><text:span text:style-name="T12"> я думаю, ты обязательно поймешь</text:span><text:span text:style-name="T8">. Если у тебя возникнет такая мысль - <text:s/>порешать задачки <text:s/>и <text:s/>закрепить материал, </text:span><text:span text:style-name="T10">то </text:span><text:span text:style-name="T11">его сможет проверить контролирующий твои знания наставник «Тест». Если в процессе твоего обучения <text:s/>возникнет какая либо проблема, ты сможешь </text:span><text:span text:style-name="T12">отдать</text:span><text:span text:style-name="T11"> его <text:s/></text:span><text:span text:style-name="T12">доверенному лицу </text:span><text:span text:style-name="T11"><text:s/></text:span><text:span text:style-name="T14">“</text:span><text:span text:style-name="T11">Контакты</text:span><text:span text:style-name="T14">“, <text:s/></text:span><text:span text:style-name="T12">а он уже доставит его до адресата, </text:span><text:span text:style-name="T10">и</text:span><text:span text:style-name="T12"> в течение какого-то </text:span><text:span text:style-name="T10">времени </text:span><text:span text:style-name="T12">придет ответ на твой вопрос</text:span><text:span text:style-name="T14">.</text:span></text:p>
      <text:p text:style-name="P1"><text:span text:style-name="T1">С</text:span><text:span text:style-name="T2">мотри в процессе твоего обучения рано или поздно ты рискнешь пойти к наставнику и проверить себя. Проверка твоих знаний проходит в форме боя, <text:s/>он даст тебе определенного соперника и если ты его победишь, </text:span><text:span text:style-name="T3">то осознаешь, что</text:span><text:span text:style-name="T2"> твое обучение не прошло даром. </text:span><text:span text:style-name="T4">За успешные участия в боях у тебя будут свои плюсы.</text:span><text:span text:style-name="T5"> </text:span><text:span text:style-name="T4">А именно,</text:span><text:span text:style-name="T5"> за нанесения урона сопернику <text:s/>ты будешь получать монеты, за счет которых <text:s/>сможешь покупать дополнительные жизни. </text:span><text:span text:style-name="T3">Т</text:span><text:span text:style-name="T5">акже <text:s/>при <text:s/>убийстве врага <text:s/>у тебя будет повышаться статус, при этом ты будешь увереннее </text:span><text:span text:style-name="T3">чувствовать</text:span><text:span text:style-name="T5"> себя, и конечно же тебя будут бояться, как сказал один мой знакомый </text:span><text:span text:style-name="T15">«</text:span><text:span text:style-name="T16">бездействие порождает беспокойство и страх. </text:span><text:span text:style-name="T17">Д</text:span><text:span text:style-name="T16">ействие порождает уверенность и смелость... хочешь победить страх — действуй</text:span><text:span text:style-name="T15">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9:15:07.998000000</meta:creation-date>
    <dc:date>2018-05-07T14:55:45.149000000</dc:date>
    <meta:editing-duration>PT5H41M7S</meta:editing-duration>
    <meta:editing-cycles>1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3" meta:word-count="235" meta:character-count="1551" meta:non-whitespace-character-count="1296"/>
  </office:meta>
</office:document-meta>
</file>